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style>
    <style:style style:name="P2" style:family="paragraph" style:parent-style-name="Preformatted_20_Text">
      <style:text-properties style:font-name="Liberation Serif" fo:font-size="14pt" style:text-underline-style="solid" style:text-underline-width="auto" style:text-underline-color="font-color" fo:font-weight="bold" officeooo:rsid="0012f306" officeooo:paragraph-rsid="0012f306" style:font-size-asian="14pt" style:font-weight-asian="bold" style:font-size-complex="14pt" style:font-weight-complex="bold"/>
    </style:style>
    <style:style style:name="P3" style:family="paragraph" style:parent-style-name="Preformatted_20_Text">
      <style:text-properties officeooo:rsid="0012f306" officeooo:paragraph-rsid="0012f306"/>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text-properties officeooo:paragraph-rsid="0012f306"/>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T1" style:family="text">
      <style:text-properties fo:font-size="15pt" style:text-underline-style="solid" style:text-underline-width="auto" style:text-underline-color="font-color" style:font-size-asian="15pt" style:font-size-complex="15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Analyse des Performances d'un Système Informatique</text:span></text:span></text:h>
      <text:p text:style-name="Text_20_body"><text:span text:style-name="Strong_20_Emphasis"><text:span text:style-name="T1">Présentation :</text:span></text:span><text:line-break/>L'analyse des performances d'un système informatique consiste à évaluer l'efficacité et la robustesse d'un ensemble de composants matériels et logiciels qui travaillent ensemble pour exécuter des tâches spécifiques. Cela inclut l'analyse de la consommation des ressources (CPU, mémoire, disque, réseau), des temps de réponse, et de la capacité du système à gérer des charges de travail variées. L'objectif est de s'assurer que le système fonctionne de manière optimale, même sous des conditions extrêmes.</text:p>
      <text:p text:style-name="Text_20_body"><text:span text:style-name="Strong_20_Emphasis"><text:span text:style-name="T1">Problématique :</text:span></text:span><text:line-break/>Comment évaluer et optimiser les performances d'un système informatique pour répondre aux exigences croissantes en matière de traitement et de stockage des données ? Quels sont les indicateurs clés de performance (KPI) à surveiller pour garantir la stabilité et l'efficacité du système ? Comment adapter l'infrastructure pour faire face à des pics de charge imprévus ?</text:p>
      <text:p text:style-name="Preformatted_20_Text"/>
      <text:p text:style-name="Text_20_body">Nous allons analyser les performances d’un système en nous basant sur un <text:span text:style-name="Strong_20_Emphasis">jeu de données des temps de réponse d'un serveur</text:span> (en millisecondes) :</text:p>
      <text:h text:style-name="Heading_20_3" text:outline-level="3"><text:span text:style-name="Strong_20_Emphasis">Exemple de données</text:span> (temps de réponse du serveur en ms) :</text:h>
      <text:p text:style-name="Text_20_body">120,110,95,105,115,130,125,140,100,90,85,150,145,135,120</text:p>
      <text:h text:style-name="Heading_20_3" text:outline-level="3"><text:span text:style-name="Strong_20_Emphasis">1.1 Mesures de tendance centrale</text:span></text:h>
      <text:list text:style-name="L1">
        <text:list-item>
          <text:p text:style-name="P4"><text:span text:style-name="Strong_20_Emphasis">Moyenne (μ)</text:span> :</text:p>
          <text:p text:style-name="P4">μ=n1​i=1∑n​xi​ μ=15120+110+95+105+115+130+125+140+100+90+85+150+145+135+120​ </text:p>
          <text:p text:style-name="P4">Calculons cette valeur.</text:p>
          <text:p text:style-name="P5"> msμ=151765​=117.67 ms </text:p>
        </text:list-item>
        <text:list-item>
          <text:p text:style-name="P4"><text:span text:style-name="Strong_20_Emphasis">Médiane</text:span> (valeur centrale après tri) :<text:line-break/>Tri des valeurs :</text:p>
          <text:p text:style-name="P4">85,90,95,100,105,110,115,120,120,125,130,135,140,145,150 </text:p>
          <text:p text:style-name="P4">La médiane est la 8ᵉ valeur :</text:p>
          <text:p text:style-name="P5"> msMeˊdiane=120 ms </text:p>
        </text:list-item>
        <text:list-item>
          <text:p text:style-name="P4"><text:span text:style-name="Strong_20_Emphasis">Mode</text:span> (valeur la plus fréquente) :<text:line-break/>Ici, la valeur <text:span text:style-name="Strong_20_Emphasis">120</text:span> apparaît <text:span text:style-name="Strong_20_Emphasis">deux fois</text:span>, c’est donc le mode.</text:p>
        </text:list-item>
      </text:list>
      <text:p text:style-name="Horizontal_20_Line"/>
      <text:h text:style-name="Heading_20_3" text:outline-level="3"><text:span text:style-name="Strong_20_Emphasis">1.2 Mesures de dispersion</text:span></text:h>
      <text:list text:style-name="L2">
        <text:list-item>
          <text:p text:style-name="P6"><text:span text:style-name="Strong_20_Emphasis">Écart-type (σ)</text:span> :</text:p>
          <text:p text:style-name="P6">σ=n1​i=1∑n​(xi​−μ)2</text:p>
        </text:list-item>
      </text:list>
      <text:p text:style-name="P2"/>
      <text:p text:style-name="P2"/>
      <text:p text:style-name="P2"><text:soft-page-break/>Conclusion :</text:p>
      <text:p text:style-name="P3"/>
      <text:p text:style-name="P7"><text:span text:style-name="Strong_20_Emphasis">Performances du serveur</text:span> :</text:p>
      <text:list text:style-name="L4">
        <text:list-item>
          <text:p text:style-name="P9">Une moyenne de <text:span text:style-name="Strong_20_Emphasis">117.67 ms</text:span> et un écart-type faible (<text:span text:style-name="Strong_20_Emphasis">19.43 ms</text:span>) montrent que le serveur est relativement stable. </text:p>
        </text:list-item>
        <text:list-item>
          <text:p text:style-name="P8">Un <text:span text:style-name="Strong_20_Emphasis">coefficient de variation de 16.51%</text:span> indique une dispersion modéré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13T07:28:35.804980882</dc:date>
    <meta:editing-duration>PT30M2S</meta:editing-duration>
    <meta:editing-cycles>4</meta:editing-cycles>
    <meta:generator>LibreOffice/24.2.7.2$Linux_X86_64 LibreOffice_project/420$Build-2</meta:generator>
    <meta:document-statistic meta:table-count="0" meta:image-count="0" meta:object-count="0" meta:page-count="2" meta:paragraph-count="23" meta:word-count="280" meta:character-count="1915" meta:non-whitespace-character-count="1566"/>
  </office:meta>
</office:document-meta>
</file>